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110.1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76.32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61.08mm"/>
    </style:style>
    <style:style style:name="co1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ntactConsequenceMono - fabr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C5,C7,C8,C9,C10,C11,C14,C15,C16,C17,C21,C22,C23,C24,C30,C31,C32,C37,C38,C40,C42,C47,C4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18,C25,C33,C46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19,C20,C41,C4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39,C4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,C45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9,C50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6,C28,C29,C34,C35,C3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4,D37,D38,D39,D40,D41,D42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33MDBV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18MDB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J2,J3,J11,J12</text:p>
          </table:table-cell>
          <table:table-cell office:value-type="string" calcext:value-type="string">
            <text:p>PJ320D_3.5mm_J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C/FFC connector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L_06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Vishay_IHLP-1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10,R11,R1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6,R17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2,R8,R22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20,R21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7,R4,R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6,R9,R25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2,RN3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SUM([.E2:.E56])" office:value-type="float" office:value="338" calcext:value-type="float">
            <text:p>338</text:p>
          </table:table-cell>
          <table:table-cell table:formula="of:=SUM([.F2:.F56])" office:value-type="float" office:value="152" calcext:value-type="float">
            <text:p>152</text:p>
          </table:table-cell>
          <table:table-cell table:number-columns-repeated="2"/>
        </table:table-row>
      </table:table>
      <table:table table:name="ContactConsequencesMono - Full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o be mounted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ALPS_EC11B_rotary_encoder, without swit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EC11B15202A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PC/FFC connector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irose_FH12-16S-1_SH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(HRS)</text:p>
          </table:table-cell>
          <table:table-cell office:value-type="string" calcext:value-type="string">
            <text:p>FH12-16S-1_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C5,C7,C8,C9,C10,C11,C14,C15,C16,C17,C21,C22,C23,C24,C30,C31,C32,C37,C38,C40,C42,C47,C48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,C45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6,C28,C29,C34,C35,C3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18,C25,C33,C46</text:p>
          </table:table-cell>
          <table:table-cell office:value-type="string" calcext:value-type="string">
            <text:p>CP_Tantalum_Case-A_EIA-3216-18_Ref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A106K006AT or </text:p>
            <text:p>T491A106M006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19,C20,C41,C4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39,C43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9,C50</text:p>
          </table:table-cell>
          <table:table-cell office:value-type="string" calcext:value-type="string">
            <text:p>C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1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2,D5,D6,D7,D8,D9,D10,D11,D12,D13,D14,D15,D16,D17,D18,D19,D20,D21,D22,D23,D24,D25,D26,D27,D28,D29,D30,D31,D32,D33,D34,D35,D36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4,D37,D38,D39,D40,D41,D42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0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use_SMD1206_Refl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NSMF110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1,FID2,FID3</text:p>
          </table:table-cell>
          <table:table-cell office:value-type="string" calcext:value-type="string">
            <text:p>Fiducial_1mm_Dia_2.54mm_Outer_Copper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33MDBV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MP73831-2ACI/OT or</text:p>
            <text:p>CMP73831T-2ACI/OT (tape and reel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3618MDB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CP1640T-I/MC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J2,J3,J11,J12</text:p>
          </table:table-cell>
          <table:table-cell office:value-type="string" calcext:value-type="string">
            <text:p>PJ320D_3.5mm_Jack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D_Card_Receptac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SI</text:p>
          </table:table-cell>
          <table:table-cell office:value-type="string" calcext:value-type="string">
            <text:p>Connex SD, 9 way, push-pull, metal shield, PCB R/A SMT, UL94V-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B_Micro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PH_S2B-PH-SM4-TB_02x2.00mm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2B-PH-SM4-(xx-)TB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_Header_Straight_1x08_Pitch2.54m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L_06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1608-300Y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_Vishay_IHLP-12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FLS1616AEER100M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1,Mount2,Mount3,Mount4</text:p>
          </table:table-cell>
          <table:table-cell office:value-type="string" calcext:value-type="string">
            <text:p>MountingHole_3.2mm_M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irchild</text:p>
          </table:table-cell>
          <table:table-cell office:value-type="string" calcext:value-type="string">
            <text:p>FDN340P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2,R8,R22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6,R9,R25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10,R11,R1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14,R15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6,R17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20,R21</text:p>
          </table:table-cell>
          <table:table-cell office:value-type="string" calcext:value-type="string">
            <text:p>R_0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27,R4,R5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2,RN3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MA0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S-02TB1</text:p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w_touch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w_fadeout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w_mode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sw_release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w_vol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sw_fadein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Tactile_SKHH_Angl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HHLUA0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itch0.8mm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48_7x7mm_Pitch0.5mm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V1053B-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24W_7.5x15.4mm_Pitch1.27m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7219CWG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SSOP-16_4.4x5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9534PW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SSOP-20_4.4x6.5mm_Pitch0.65m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WS0108EPWR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6.000MHz-B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5032-4pin_5.0x3.2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3B-12.288MHz-B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D2E1B06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723CETE or</text:p>
            <text:p>MAX9723DET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R_Array_Concave_4x0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Mouse_bites_0.5_6</text:p>
          </table:table-cell>
          <table:table-cell office:value-type="string" calcext:value-type="string">
            <text:p>S1,S2,S3,S4</text:p>
          </table:table-cell>
          <table:table-cell office:value-type="string" calcext:value-type="string">
            <text:p>Mouse_bites_0.5_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SUM([.E3:.E72])" office:value-type="float" office:value="398" calcext:value-type="float">
            <text:p>398</text:p>
          </table:table-cell>
          <table:table-cell table:formula="of:=SUM([.F3:.F72])" office:value-type="float" office:value="172" calcext:value-type="float">
            <text:p>17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ContactConsequenceMono - fabrication'.A1:'ContactConsequenceMono - fabrication'.H56">
          <table:sort>
            <table:sort-by table:field-number="2" table:data-type="automatic"/>
          </table:sort>
        </table:database-range>
        <table:database-range table:name="__Anonymous_Sheet_DB__1" table:target-range-address="'ContactConsequencesMono - Full'.A1:'ContactConsequencesMono - Full'.I73" table:display-filter-buttons="true" table:orientation="column">
          <table:filter>
            <table:filter-and>
              <table:filter-condition table:field-number="8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0:44:41.82943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50d9bf2b0a79cdb85a3814b592608037a682059d</meta:generator>
    <dc:date>2017-11-01T21:16:01.103990975</dc:date>
    <meta:editing-duration>PT3H2M7S</meta:editing-duration>
    <meta:editing-cycles>20</meta:editing-cycles>
    <meta:document-statistic meta:table-count="2" meta:cell-count="906" meta:object-count="0"/>
  </office:meta>
</office:document-meta>
</file>